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68.378813111363" calcext:value-type="float">
            <text:p>568.378813111363</text:p>
          </table:table-cell>
        </table:table-row>
        <table:table-row table:style-name="ro1">
          <table:table-cell office:value-type="float" office:value="563.920374443129" calcext:value-type="float">
            <text:p>563.920374443129</text:p>
          </table:table-cell>
        </table:table-row>
        <table:table-row table:style-name="ro1">
          <table:table-cell office:value-type="float" office:value="565.610859728507" calcext:value-type="float">
            <text:p>565.610859728507</text:p>
          </table:table-cell>
        </table:table-row>
        <table:table-row table:style-name="ro1">
          <table:table-cell office:value-type="float" office:value="562.556255625563" calcext:value-type="float">
            <text:p>562.556255625563</text:p>
          </table:table-cell>
        </table:table-row>
        <table:table-row table:style-name="ro1">
          <table:table-cell office:value-type="float" office:value="569.210277660774" calcext:value-type="float">
            <text:p>569.210277660774</text:p>
          </table:table-cell>
        </table:table-row>
        <table:table-row table:style-name="ro1">
          <table:table-cell office:value-type="float" office:value="562.094589277484" calcext:value-type="float">
            <text:p>562.094589277484</text:p>
          </table:table-cell>
        </table:table-row>
        <table:table-row table:style-name="ro1">
          <table:table-cell office:value-type="float" office:value="571.74548178133" calcext:value-type="float">
            <text:p>571.74548178133</text:p>
          </table:table-cell>
        </table:table-row>
        <table:table-row table:style-name="ro1">
          <table:table-cell office:value-type="float" office:value="562.939444603944" calcext:value-type="float">
            <text:p>562.939444603944</text:p>
          </table:table-cell>
        </table:table-row>
        <table:table-row table:style-name="ro1">
          <table:table-cell office:value-type="float" office:value="565.265561760915" calcext:value-type="float">
            <text:p>565.265561760915</text:p>
          </table:table-cell>
        </table:table-row>
        <table:table-row table:style-name="ro1">
          <table:table-cell office:value-type="float" office:value="562.303193882141" calcext:value-type="float">
            <text:p>562.303193882141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565.402485187515" calcext:value-type="float">
            <text:p>565.402485187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08:02:44.448349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3T08:03:43.386925600</dc:date>
    <dc:creator>Davide Ancona</dc:creator>
    <meta:editing-duration>PT11M49S</meta:editing-duration>
    <meta:editing-cycles>5</meta:editing-cycles>
    <meta:generator>LibreOffice/5.3.7.2.0$Linux_X86_64 LibreOffice_project/30$Build-2</meta:generator>
    <meta:document-statistic meta:table-count="1" meta:cell-count="11" meta:object-count="0"/>
  </office:meta>
</office:document-meta>
</file>